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55.03mm"/>
    </style:style>
    <style:style style:name="co3" style:family="table-column">
      <style:table-column-properties fo:break-before="auto" style:column-width="52.71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31.29mm"/>
    </style:style>
    <style:style style:name="co6" style:family="table-column">
      <style:table-column-properties fo:break-before="auto" style:column-width="95.51mm"/>
    </style:style>
    <style:style style:name="co7" style:family="table-column">
      <style:table-column-properties fo:break-before="auto" style:column-width="33.8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97mm"/>
    </style:style>
    <style:style style:name="co10" style:family="table-column">
      <style:table-column-properties fo:break-before="auto" style:column-width="33.44mm"/>
    </style:style>
    <style:style style:name="co11" style:family="table-column">
      <style:table-column-properties fo:break-before="auto" style:column-width="31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 style:data-style-name="N108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Ikea_Molgan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4"/>
        <table:table-column table:style-name="co9" table:default-cell-style-name="Default"/>
        <table:table-column table:style-name="co8" table:default-cell-style-name="ce8"/>
        <table:table-column table:style-name="co10" table:default-cell-style-name="ce8"/>
        <table:table-column table:style-name="co8" table:default-cell-style-name="ce8"/>
        <table:table-column table:style-name="co11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</text:p>
          </table:table-cell>
          <table:table-cell table:style-name="ce3" office:value-type="string" calcext:value-type="string">
            <text:p>Price (Ex. VAT)</text:p>
          </table:table-cell>
          <table:table-cell table:style-name="ce3" office:value-type="string" calcext:value-type="string">
            <text:p>Total (Ex. VAT)</text:p>
          </table:table-cell>
          <table:table-cell table:style-name="ce5"/>
          <table:table-cell table:style-name="ce6" table:number-columns-repeated="4"/>
          <table:table-cell table:style-name="ce5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_ATSHA204A_CRYPT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tional</text:p>
          </table:table-cell>
          <table:table-cell table:number-columns-repeated="2"/>
          <table:table-cell table:formula="of:=[.A2]*[.H2]" office:value-type="currency" office:currency="EUR" office:value="0" calcext:value-type="currency">
            <text:p>€ 0,00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LED_0805</text:p>
          </table:table-cell>
          <table:table-cell office:value-type="string" calcext:value-type="string">
            <text:p>CHIPLED_0805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Yellow, SMD, 2mm x 1.25mm (0805), 20 mA, 2 V, 590 nm</text:p>
          </table:table-cell>
          <table:table-cell office:value-type="string" calcext:value-type="string">
            <text:p>Farnell: 8529914</text:p>
          </table:table-cell>
          <table:table-cell office:value-type="currency" office:currency="EUR" office:value="0.218" calcext:value-type="currency">
            <text:p>€ 0,22</text:p>
          </table:table-cell>
          <table:table-cell table:formula="of:=[.A3]*[.H3]" office:value-type="currency" office:currency="EUR" office:value="0.218" calcext:value-type="currency">
            <text:p>€ 0,22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6SIP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Header 6x1 (FTDI)</text:p>
          </table:table-cell>
          <table:table-cell office:value-type="string" calcext:value-type="string">
            <text:p>AliExpress</text:p>
          </table:table-cell>
          <table:table-cell table:formula="of:=6*0.00225" office:value-type="currency" office:currency="EUR" office:value="0.0135" calcext:value-type="currency">
            <text:p>€ 0,01</text:p>
          </table:table-cell>
          <table:table-cell table:formula="of:=[.A4]*[.H4]" office:value-type="currency" office:currency="EUR" office:value="0.0135" calcext:value-type="currency">
            <text:p>€ 0,01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8V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ener 1.8V, 500mW, 5%</text:p>
          </table:table-cell>
          <table:table-cell office:value-type="string" calcext:value-type="string">
            <text:p>Farnell: 1858631</text:p>
          </table:table-cell>
          <table:table-cell office:value-type="currency" office:currency="EUR" office:value="0.282" calcext:value-type="currency">
            <text:p>€ 0,28</text:p>
          </table:table-cell>
          <table:table-cell table:formula="of:=[.A5]*[.H5]" office:value-type="currency" office:currency="EUR" office:value="0.282" calcext:value-type="currency">
            <text:p>€ 0,28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C1 Optional, 10%, X7R, 50V</text:p>
          </table:table-cell>
          <table:table-cell office:value-type="string" calcext:value-type="string">
            <text:p>Farnell: 2496944</text:p>
          </table:table-cell>
          <table:table-cell office:value-type="currency" office:currency="EUR" office:value="0.0148" calcext:value-type="currency">
            <text:p>€ 0,01</text:p>
          </table:table-cell>
          <table:table-cell table:formula="of:=[.A6]*[.H6]" office:value-type="currency" office:currency="EUR" office:value="0.0592" calcext:value-type="currency">
            <text:p>€ 0,06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, R3, R5</text:p>
          </table:table-cell>
          <table:table-cell office:value-type="string" calcext:value-type="string">
            <text:p>R2 Optional, 100mW, 1%, 150V</text:p>
          </table:table-cell>
          <table:table-cell office:value-type="string" calcext:value-type="string">
            <text:p>Farnell: 9332391</text:p>
          </table:table-cell>
          <table:table-cell office:value-type="currency" office:currency="EUR" office:value="0.002" calcext:value-type="currency">
            <text:p>€ 0,00</text:p>
          </table:table-cell>
          <table:table-cell table:formula="of:=[.A7]*[.H7]" office:value-type="currency" office:currency="EUR" office:value="0.006" calcext:value-type="currency">
            <text:p>€ 0,01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0mW, 1%, 150V</text:p>
          </table:table-cell>
          <table:table-cell office:value-type="string" calcext:value-type="string">
            <text:p>Farnell: 9332383</text:p>
          </table:table-cell>
          <table:table-cell office:value-type="currency" office:currency="EUR" office:value="0.002" calcext:value-type="currency">
            <text:p>€ 0,00</text:p>
          </table:table-cell>
          <table:table-cell table:formula="of:=[.A8]*[.H8]" office:value-type="currency" office:currency="EUR" office:value="0.002" calcext:value-type="currency">
            <text:p>€ 0,00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25mW, 1%, 150V</text:p>
          </table:table-cell>
          <table:table-cell office:value-type="string" calcext:value-type="string">
            <text:p>Farnell: 2447689</text:p>
          </table:table-cell>
          <table:table-cell office:value-type="currency" office:currency="EUR" office:value="0.0064" calcext:value-type="currency">
            <text:p>€ 0,01</text:p>
          </table:table-cell>
          <table:table-cell table:formula="of:=[.A9]*[.H9]" office:value-type="currency" office:currency="EUR" office:value="0.0064" calcext:value-type="currency">
            <text:p>€ 0,01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VR-ISP-6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Header 3x2 (ISP)</text:p>
          </table:table-cell>
          <table:table-cell office:value-type="string" calcext:value-type="string">
            <text:p>AliExpress</text:p>
          </table:table-cell>
          <table:table-cell table:formula="of:=6*0.0020375" office:value-type="currency" office:currency="EUR" office:value="0.012225" calcext:value-type="currency">
            <text:p>€ 0,01</text:p>
          </table:table-cell>
          <table:table-cell table:formula="of:=[.A10]*[.H10]" office:value-type="currency" office:currency="EUR" office:value="0.012225" calcext:value-type="currency">
            <text:p>€ 0,01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GA328P-AU</text:p>
          </table:table-cell>
          <table:table-cell office:value-type="string" calcext:value-type="string">
            <text:p>MEGA48/88/168-AU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Farnell: 1715486</text:p>
          </table:table-cell>
          <table:table-cell office:value-type="currency" office:currency="EUR" office:value="2.73" calcext:value-type="currency">
            <text:p>€ 2,73</text:p>
          </table:table-cell>
          <table:table-cell table:formula="of:=[.A11]*[.H11]" office:value-type="currency" office:currency="EUR" office:value="2.73" calcext:value-type="currency">
            <text:p>€ 2,73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RELESS-NRF24L01SMD2</text:p>
          </table:table-cell>
          <table:table-cell office:value-type="string" calcext:value-type="string">
            <text:p>WIRELESS-NRF24L01-SMD-2</text:p>
          </table:table-cell>
          <table:table-cell office:value-type="string" calcext:value-type="string">
            <text:p>NRF24L01+</text:p>
          </table:table-cell>
          <table:table-cell office:value-type="string" calcext:value-type="string">
            <text:p>2.4 GHz Wireless Module based on NRF24L01 chip</text:p>
          </table:table-cell>
          <table:table-cell office:value-type="string" calcext:value-type="string">
            <text:p>AliExpress</text:p>
          </table:table-cell>
          <table:table-cell office:value-type="currency" office:currency="EUR" office:value="1.002" calcext:value-type="currency">
            <text:p>€ 1,00</text:p>
          </table:table-cell>
          <table:table-cell table:formula="of:=[.A12]*[.H12]" office:value-type="currency" office:currency="EUR" office:value="1.002" calcext:value-type="currency">
            <text:p>€ 1,00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4"/>
          <table:table-cell office:value-type="string" calcext:value-type="string">
            <text:p>DirtyPcbs.com</text:p>
          </table:table-cell>
          <table:table-cell table:formula="of:=22.3/10/2" office:value-type="currency" office:currency="EUR" office:value="1.115" calcext:value-type="currency">
            <text:p>€ 1,12</text:p>
          </table:table-cell>
          <table:table-cell table:formula="of:=[.A13]*[.H13]" office:value-type="currency" office:currency="EUR" office:value="1.115" calcext:value-type="currency">
            <text:p>€ 1,12</text:p>
          </table:table-cell>
          <table:table-cell/>
          <table:table-cell table:style-name="ce7"/>
          <table:table-cell table:style-name="ce9"/>
          <table:table-cell table:style-name="ce7"/>
          <table:table-cell table:style-name="ce9"/>
          <table:table-cell table:number-columns-repeated="1010"/>
        </table:table-row>
        <table:table-row table:style-name="ro1" table:number-rows-repeated="3">
          <table:table-cell table:number-columns-repeated="10"/>
          <table:table-cell table:style-name="ce7" table:number-columns-repeated="3"/>
          <table:table-cell table:style-name="ce9"/>
          <table:table-cell table:number-columns-repeated="1010"/>
        </table:table-row>
        <table:table-row table:style-name="ro1">
          <table:table-cell table:number-columns-repeated="7"/>
          <table:table-cell table:style-name="ce3" office:value-type="string" calcext:value-type="string">
            <text:p>Total</text:p>
          </table:table-cell>
          <table:table-cell table:style-name="ce3" table:formula="of:=SUM([.I2:.I15])" office:value-type="currency" office:currency="EUR" office:value="5.446325" calcext:value-type="currency">
            <text:p>€ 5,45</text:p>
          </table:table-cell>
          <table:table-cell/>
          <table:table-cell table:style-name="ce7" table:number-columns-repeated="3"/>
          <table:table-cell table:style-name="ce9"/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-00-0000</text:date>, <text:time style:data-style-name="N2" text:time-value="18:45:40.078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9T18:47:47.545000000</dc:date>
    <meta:editing-duration>PT3H38M53S</meta:editing-duration>
    <meta:editing-cycles>16</meta:editing-cycles>
    <meta:generator>LibreOffice/5.0.5.2$Windows_x86 LibreOffice_project/55b006a02d247b5f7215fc6ea0fde844b30035b3</meta:generator>
    <meta:document-statistic meta:table-count="1" meta:cell-count="109" meta:object-count="0"/>
  </office:meta>
</office:document-meta>
</file>